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urning not-quite-on an LED using Pulse Width Modulation</text:p>
      <text:p text:style-name="Standard"/>
      <text:p text:style-name="Standard"><text:tab/>Pulse Width Modulation (which will thankfully be abbreviated as PWM from here on) is one of those things Arduinos can do that sounds all technical and complicated and cool, until you understand how it works. Then it's just cool. In this chapter, we're going to discuss the basics of PWM, and then show you how you can use this tool to turn an LED /half-on/.</text:p>
      <text:p text:style-name="Standard"/>
      <text:p text:style-name="Standard">Goals</text:p>
      <text:p text:style-name="Standard"><text:tab/>The goals for this chapter are quite simple:</text:p>
      <text:p text:style-name="Standard"><text:tab/><text:tab/>1 Understand the basics of Pulse Width Modulation (PWM).</text:p>
      <text:p text:style-name="Standard"><text:tab/><text:tab/>2 Learn about the pwm (..) procedure.</text:p>
      <text:p text:style-name="Standard"><text:tab/><text:tab/>3 Set an LED to 'half-on' using PWM.</text:p>
      <text:p text:style-name="Standard"/>
      <text:p text:style-name="Standard">Why Modulate the Width of a Pulse?</text:p>
      <text:p text:style-name="Standard"><text:tab/>So far in your explorations into the exciting world of turning LEDs on and off -- well. That's really all we've done. We've seen how to turn them on and off, how to make them blink. How to make them blink faster. What we're going to do now is move towards controlling how 'on' an LED is.</text:p>
      <text:p text:style-name="Standard"><text:tab/>The reason we've not shown you how to control the brightness of LEDs sooner is because the pins on the Arduino are binary. Either they're on, or they're off. When they're on, there's going to be a five volt (5v) current driven to the pin that's active. We have no control over this voltage. PWM is (along with its other applications) a way of taking advantage of the Arduino's hardware to /simulate/ a pin being driven at a voltage other than five. It should be noted that five volts is the 'hottest' any pin can run, but PWM does give us the range of anything between zero and five volts.</text:p>
      <text:p text:style-name="Standard"><text:tab/>What PWM actually does is turn the pin it's controlling on and off *really* quickly – much, /much/ faster than can be perceived by the human eye. Because PWM is a hardware operation we could, theoretically, toggle a pin's state once every clock cycle, once every 'tick' of the processor (though that would be a rather silly thing to do). What we actually control with PWM is less how quickly the pin turns on and off, but how much time the pin is on *relative to* off. We control how long the pulses - the width of the pulses - pushed out of the driven pin are. We modulate their width. (Creative naming scheme, isn't it?)</text:p>
      <text:p text:style-name="Standard"><text:tab/>It needs to be understood that we still have no control over how many volts are being run through the pin - when a pin is hot, it's five volts - but PWM gives us control over how many volts *it seems* are being driven through a pin. By turning a pin on and off as quickly as PWM allows, and by changing the relative time a PWM pin stays on as compared to being turned off, the /average/ voltage over seconds - even fractions of seconds - can be finely controlled.</text:p>
      <text:p text:style-name="Standard"><text:tab/>By controlling and sending this /average/ voltage to an LED, we can control how bright it gets.</text:p>
      <text:p text:style-name="Standard"/>
      <text:p text:style-name="Standard">The Circuit</text:p>
      <text:p text:style-name="Standard"><text:tab/>Setting up a circuit that we can control with PWM is just as simple as setting up a circuit to control an LED digitally. As diagrammed, [[[somewhere. Hey look, I'm actually planning for images!]]] for these initial explorations we're going to be connecting our LED to pin 11. The only thing that needs to be noted about this setup is that pin 11 is labeled as a PWM pin. This signifies that pin 11 is connected to one of (on the Arduino) three Counters that are crucial for controlling PWM.</text:p>
      <text:p text:style-name="Standard"><text:tab/>Any pin labeled with PWM would do for this exploration, but I'm a fan of the symmetry of the number 11, so our LED's anode is going to be connected to that one. The cathode of the LED is, of course, going to be connected to ground.</text:p>
      <text:p text:style-name="Standard"/>
      <text:p text:style-name="Standard">The Code</text:p>
      <text:p text:style-name="Standard"><text:tab/>As has been said, the whole concept of PWM is one of those concepts that becomes incredibly, <text:soft-page-break/>intuitively simple the moment you fully understand it. The code to set an LED to 'half-on' using PWM is similarly incredibly simple;</text:p>
      <text:p text:style-name="Standard"/>
      <text:p text:style-name="Standard">PROC main ()</text:p>
      <text:p text:style-name="Standard"><text:tab/>CHAN BYTE level: </text:p>
      <text:p text:style-name="Standard"><text:tab/>PAR <text:s/></text:p>
      <text:p text:style-name="Standard"><text:tab/><text:tab/>level ! 128</text:p>
      <text:p text:style-name="Standard"><text:tab/><text:tab/>pwm(11, level?)</text:p>
      <text:p text:style-name="Standard">:</text:p>
      <text:p text:style-name="Standard"><text:line-break/><text:tab/>The first interesting thing to note here is that we're using a CHANnel of type BYTE to communicate with our pwm PROCess. You've seen CHANnels of type SIGNAL and of type LEVEL before, so it might come as no surprise that every datatype in Occam-pi can be communicated over CHANnels. If it is a surprise... Well, every datatype in Occam-pi can be communicated over a CHANnel of its given type. You want to send an INT from PROCess to PROCess in parallel? Use a CHAN INT. You want to send a REAL32? CHAN REAL32.</text:p>
      <text:p text:style-name="Standard"><text:tab/>It's important to note here that in Occam-pi, BYTEs are 8 bit numbers. Practically speaking, this means that a BYTE can only hold a value between 0 and 255 (256 possible numbers. 256 = 2^8), and as such, a CHANnel of type BYTE can only send (!) or receive (?) a value between 0 and 255.</text:p>
      <text:p text:style-name="Standard"/>
      <text:p text:style-name="Standard"><text:tab/>The first of our two processes being performed in parallel is an important piece of new syntax to learn. What this is telling Occam-pi to do is, over the CHANnel level</text:p>
      <text:p text:style-name="Standard"><text:tab/><text:tab/>*level* ! 128</text:p>
      <text:p text:style-name="Standard"><text:tab/>output (or send)</text:p>
      <text:p text:style-name="Standard"><text:tab/><text:tab/>level *!* 128</text:p>
      <text:p text:style-name="Standard"><text:tab/>the number (as a BYTE) 128.</text:p>
      <text:p text:style-name="Standard"><text:tab/><text:tab/>level ! *128*</text:p>
      <text:p text:style-name="Standard"/>
      <text:p text:style-name="Standard"/>
      <text:p text:style-name="Standard"><text:tab/>The second process being performed in our program needs only a little additional explanation at this point. We've chosen to use pin 11 for exploring PWM, hence the first argument, and you already know how passing the listening end of CHANnels into processes works - the only difference here is that instead of passing the talking end to yet another process, you're the one talking down the line. By sending 128 (or half of 255, the maximum value of a BYTE) down level, into pwm (..), you've told your Arduino to drive an average voltage to pin 11 that is half the maximum possible voltage. Simply put, shine the LED connected to pin 11 at half its maximum brightness.</text:p>
      <text:p text:style-name="Standard"><text:tab/>As soon as this value is read into pwm (..), and the hardware is configured, the Arduino takes care of constantly pushing out the appropriate pulse to keep the average voltage constant.</text:p>
      <text:p text:style-name="Standard"/>
      <text:p text:style-name="Standard">Further implementation Details</text:p>
      <text:p text:style-name="Standard"><text:tab/>The reason that sending 128 down level sets the pin to an average voltage of 2.5v is that those Counters mentioned briefly in a previous section are (or are being used as) 8 bit counters. Practically speaking, they can only count up to 255. Once PWM is activated, they count from 0 to 255, and then back down from 255 to 0 (and then back up, and then back down, and then... yeah). When we sent 128 down level, we told the pwm (..) PROC to reconfigure where in the counting sequence the controlled pin is active, and where it should be turned off -- we were telling the hardware that whenever the Counter is less then 128, the pin should be active. [This section needs to be rewritten]</text:p>
      <text:p text:style-name="Standard"/>
      <text:p text:style-name="Standard">Breakages</text:p>
      <text:p text:style-name="Standard"><text:soft-page-break/><text:tab/>Send a value of more than 255 down level. Send a value of less that 0.</text:p>
      <text:p text:style-name="Standard"><text:tab/>Turn level to an INT.</text:p>
      <text:p text:style-name="Standard"><text:tab/>Play with the value of level in a safe range.</text:p>
      <text:p text:style-name="Standard"><text:tab/><text:tab/>See how short your pulse width can be with and LED that's noticeably lit up.</text:p>
      <text:p text:style-name="Standard"><text:tab/>Add a blinking pin</text:p>
      <text:p text:style-name="Standard"><text:tab/><text:tab/>Get a comparison between your half on LED, and one that's all the way on.</text:p>
      <text:p text:style-name="Standard"><text:tab/>See what happens when you add a blink(11, …) to this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rew Pirrone-Brusse</meta:initial-creator>
    <meta:creation-date>2010-08-10T11:20:13</meta:creation-date>
    <dc:date>2010-08-11T10:42:41</dc:date>
    <dc:creator>Drew Pirrone-Brusse</dc:creator>
    <meta:editing-duration>PT02H22M46S</meta:editing-duration>
    <meta:editing-cycles>5</meta:editing-cycles>
    <meta:generator>OpenOffice.org/3.2$Unix OpenOffice.org_project/320m12$Build-9483</meta:generator>
    <meta:document-statistic meta:table-count="0" meta:image-count="0" meta:object-count="0" meta:page-count="3" meta:paragraph-count="44" meta:word-count="1259" meta:character-count="6735"/>
  </office:meta>
</office:document-meta>
</file>